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425in"/>
    </style:style>
    <style:style style:name="co3" style:family="table-column">
      <style:table-column-properties fo:break-before="auto" style:column-width="1.4783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2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8in" svg:height="3.5429in" svg:x="8.1827in" svg:y="3.6087in">
            <draw:object draw:notify-on-update-of-ranges="Sheet1.N9:Sheet1.Q9 Sheet1.R11:Sheet1.U11 Sheet1.R12:Sheet1.U12 Sheet1.R13:Sheet1.U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5" table:default-cell-style-name="Default"/>
        <table:table-row table:style-name="ro1" table:number-rows-repeated="2">
          <table:table-cell table:number-columns-repeated="21"/>
        </table:table-row>
        <table:table-row table:style-name="ro1">
          <table:table-cell table:number-columns-repeated="3"/>
          <table:table-cell table:style-name="ce1" table:number-columns-spanned="5" table:number-rows-spanned="1"/>
          <table:covered-table-cell table:number-columns-repeated="4"/>
          <table:table-cell table:style-name="ce1" table:number-columns-spanned="2" table:number-rows-spanned="1"/>
          <table:covered-table-cell/>
          <table:table-cell table:number-columns-repeated="11"/>
        </table:table-row>
        <table:table-row table:style-name="ro1">
          <table:table-cell/>
          <table:table-cell table:style-name="ce1" table:number-columns-spanned="2" table:number-rows-spanned="1"/>
          <table:covered-table-cell/>
          <table:table-cell table:number-columns-repeated="5"/>
          <table:table-cell table:style-name="ce1" table:number-columns-spanned="2" table:number-rows-spanned="1"/>
          <table:covered-table-cell/>
          <table:table-cell table:number-columns-repeated="11"/>
        </table:table-row>
        <table:table-row table:style-name="ro1">
          <table:table-cell/>
          <table:table-cell table:style-name="ce1" table:number-columns-spanned="2" table:number-rows-spanned="1"/>
          <table:covered-table-cell/>
          <table:table-cell table:number-columns-repeated="5"/>
          <table:table-cell table:style-name="ce1" table:number-columns-spanned="2" table:number-rows-spanned="1"/>
          <table:covered-table-cell/>
          <table:table-cell table:number-columns-repeated="11"/>
        </table:table-row>
        <table:table-row table:style-name="ro1">
          <table:table-cell/>
          <table:table-cell table:style-name="ce1" table:number-columns-spanned="2" table:number-rows-spanned="1"/>
          <table:covered-table-cell/>
          <table:table-cell table:number-columns-repeated="5"/>
          <table:table-cell table:style-name="ce1" table:number-columns-spanned="2" table:number-rows-spanned="1"/>
          <table:covered-table-cell/>
          <table:table-cell table:number-columns-repeated="11"/>
        </table:table-row>
        <table:table-row table:style-name="ro1">
          <table:table-cell table:number-columns-repeated="13"/>
          <table:table-cell table:style-name="ce1" office:value-type="string" calcext:value-type="string" table:number-columns-spanned="4" table:number-rows-spanned="2">
            <text:p>Transfer Rate GB/s</text:p>
          </table:table-cell>
          <table:covered-table-cell table:number-columns-repeated="3"/>
          <table:table-cell table:number-columns-repeated="4"/>
        </table:table-row>
        <table:table-row table:style-name="ro1">
          <table:table-cell table:number-columns-repeated="13"/>
          <table:covered-table-cell table:number-columns-repeated="4"/>
          <table:table-cell table:number-columns-repeated="4"/>
        </table:table-row>
        <table:table-row table:style-name="ro1">
          <table:table-cell table:number-columns-repeated="5"/>
          <table:table-cell table:style-name="ce1" office:value-type="string" calcext:value-type="string" table:number-columns-spanned="1" table:number-rows-spanned="2">
            <text:p>Inference Time ms</text:p>
          </table:table-cell>
          <table:table-cell/>
          <table:table-cell table:style-name="ce1" office:value-type="string" calcext:value-type="string" table:number-columns-spanned="3" table:number-rows-spanned="2">
            <text:p>Tensor Shape</text:p>
          </table:table-cell>
          <table:covered-table-cell table:number-columns-repeated="2"/>
          <table:table-cell table:style-name="ce1" office:value-type="string" calcext:value-type="string" table:number-columns-spanned="1" table:number-rows-spanned="2">
            <text:p>Data Type</text:p>
          </table:table-cell>
          <table:table-cell table:style-name="ce1" office:value-type="string" calcext:value-type="string" table:number-columns-spanned="1" table:number-rows-spanned="2">
            <text:p>Memory</text:p>
          </table:table-cell>
          <table:table-cell table:style-name="ce1" office:value-type="string" calcext:value-type="string" table:number-columns-spanned="1" table:number-rows-spanned="2">
            <text:p>Memory MB</text:p>
          </table:table-cell>
          <table:table-cell table:style-name="ce1" office:value-type="float" office:value="7" calcext:value-type="float" table:number-columns-spanned="1" table:number-rows-spanned="2">
            <text:p>7</text:p>
          </table:table-cell>
          <table:table-cell table:style-name="ce1" office:value-type="float" office:value="10" calcext:value-type="float" table:number-columns-spanned="1" table:number-rows-spanned="2">
            <text:p>10</text:p>
          </table:table-cell>
          <table:table-cell table:style-name="ce1" office:value-type="float" office:value="12.5" calcext:value-type="float" table:number-columns-spanned="1" table:number-rows-spanned="2">
            <text:p>12.5</text:p>
          </table:table-cell>
          <table:table-cell table:style-name="ce1" office:value-type="float" office:value="15.8" calcext:value-type="float" table:number-columns-spanned="1" table:number-rows-spanned="2">
            <text:p>15.8</text:p>
          </table:table-cell>
          <table:table-cell table:number-columns-repeated="4"/>
        </table:table-row>
        <table:table-row table:style-name="ro1">
          <table:table-cell table:number-columns-repeated="5"/>
          <table:covered-table-cell/>
          <table:table-cell/>
          <table:covered-table-cell table:number-columns-repeated="10"/>
          <table:table-cell table:number-columns-repeated="4"/>
        </table:table-row>
        <table:table-row table:style-name="ro1">
          <table:table-cell table:number-columns-repeated="3"/>
          <table:table-cell table:style-name="ce2" office:value-type="string" calcext:value-type="string" table:number-columns-spanned="2" table:number-rows-spanned="2">
            <text:p>Lane Detection</text:p>
          </table:table-cell>
          <table:covered-table-cell/>
          <table:table-cell table:style-name="ce1" office:value-type="float" office:value="22.516" calcext:value-type="float" table:number-columns-spanned="1" table:number-rows-spanned="2">
            <text:p>22.516</text:p>
          </table:table-cell>
          <table:table-cell office:value-type="string" calcext:value-type="string">
            <text:p>Input</text:p>
          </table:table-cell>
          <table:table-cell office:value-type="float" office:value="3" calcext:value-type="float">
            <text:p>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table:formula="of:=[.H11]*[.I11]*[.J11]*[.K11]" office:value-type="float" office:value="3686400" calcext:value-type="float">
            <text:p>3686400</text:p>
          </table:table-cell>
          <table:table-cell table:style-name="ce4" table:formula="of:=([.L11] / (1000000))" office:value-type="float" office:value="3.6864" calcext:value-type="float">
            <text:p>3.69</text:p>
          </table:table-cell>
          <table:table-cell table:style-name="ce4" table:formula="of:=(([.$L11]/([.N$9]*1000000000))*2*1000)/[.$F11]*100" office:value-type="float" office:value="4.67781640991803" calcext:value-type="float">
            <text:p>4.68</text:p>
          </table:table-cell>
          <table:table-cell table:style-name="ce4" table:formula="of:=(([.$L11]/([.O$9]*1000000000))*2*1000)/[.$F11]*100" office:value-type="float" office:value="3.27447148694262" calcext:value-type="float">
            <text:p>3.27</text:p>
          </table:table-cell>
          <table:table-cell table:style-name="ce4" table:formula="of:=(([.$L11]/([.P$9]*1000000000))*2*1000)/[.$F11]*100" office:value-type="float" office:value="2.6195771895541" calcext:value-type="float">
            <text:p>2.62</text:p>
          </table:table-cell>
          <table:table-cell table:style-name="ce4" table:formula="of:=(([.$L11]/([.Q$9]*1000000000))*2*1000)/[.$F11]*100" office:value-type="float" office:value="2.07245030819153" calcext:value-type="float">
            <text:p>2.07</text:p>
          </table:table-cell>
          <table:table-cell table:style-name="ce5" table:formula="of:=[.N11]+[.N12]" office:value-type="float" office:value="4.67781640991803" calcext:value-type="float">
            <text:p>4.68</text:p>
          </table:table-cell>
          <table:table-cell table:style-name="ce5" table:formula="of:=[.O11]+[.O12]" office:value-type="float" office:value="3.27447148694262" calcext:value-type="float">
            <text:p>3.27</text:p>
          </table:table-cell>
          <table:table-cell table:style-name="ce5" table:formula="of:=[.P11]+[.P12]" office:value-type="float" office:value="2.6195771895541" calcext:value-type="float">
            <text:p>2.62</text:p>
          </table:table-cell>
          <table:table-cell table:style-name="ce5" table:formula="of:=[.Q11]+[.Q12]" office:value-type="float" office:value="2.07245030819153" calcext:value-type="float">
            <text:p>2.07</text:p>
          </table:table-cell>
        </table:table-row>
        <table:table-row table:style-name="ro1">
          <table:table-cell table:number-columns-repeated="3"/>
          <table:covered-table-cell table:style-name="ce1"/>
          <table:covered-table-cell table:number-columns-repeated="2"/>
          <table:table-cell office:value-type="string" calcext:value-type="string">
            <text:p>Output</text:p>
          </table:table-cell>
          <table:table-cell office:value-type="float" office:value="13" calcext:value-type="float">
            <text:p>13</text:p>
          </table:table-cell>
          <table:table-cell office:value-type="float" office:value="640" calcext:value-type="float">
            <text:p>640</text:p>
          </table:table-cell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table:formula="of:=[.H12]*[.I12]*[.J12]*[.K12]" office:value-type="float" office:value="15974400" calcext:value-type="float">
            <text:p>15974400</text:p>
          </table:table-cell>
          <table:table-cell table:style-name="ce4" table:formula="of:=([.L12] / (1000000))" office:value-type="float" office:value="15.9744" calcext:value-type="float">
            <text:p>15.97</text:p>
          </table:table-cell>
          <table:table-cell table:style-name="ce4"/>
          <table:table-cell table:number-columns-repeated="3"/>
          <table:table-cell table:style-name="ce5" table:formula="of:=[.N13]+[.N14]" office:value-type="float" office:value="148.421730727936" calcext:value-type="float">
            <text:p>148.42</text:p>
          </table:table-cell>
          <table:table-cell table:style-name="ce5" table:formula="of:=[.O13]+[.O14]" office:value-type="float" office:value="103.895211509556" calcext:value-type="float">
            <text:p>103.90</text:p>
          </table:table-cell>
          <table:table-cell table:style-name="ce5" table:formula="of:=[.P13]+[.P14]" office:value-type="float" office:value="83.1161692076444" calcext:value-type="float">
            <text:p>83.12</text:p>
          </table:table-cell>
          <table:table-cell table:style-name="ce5" table:formula="of:=[.Q13]+[.Q14]" office:value-type="float" office:value="65.7564629807313" calcext:value-type="float">
            <text:p>65.76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 table:number-columns-spanned="2" table:number-rows-spanned="2">
            <text:p>Obstacle Detection</text:p>
          </table:table-cell>
          <table:covered-table-cell/>
          <table:table-cell table:style-name="ce1" office:value-type="float" office:value="4.657" calcext:value-type="float" table:number-columns-spanned="1" table:number-rows-spanned="2">
            <text:p>4.657</text:p>
          </table:table-cell>
          <table:table-cell office:value-type="string" calcext:value-type="string">
            <text:p>Input</text:p>
          </table:table-cell>
          <table:table-cell office:value-type="float" office:value="3" calcext:value-type="float">
            <text:p>3</text:p>
          </table:table-cell>
          <table:table-cell office:value-type="float" office:value="1440" calcext:value-type="float">
            <text:p>1440</text:p>
          </table:table-cell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table:formula="of:=[.H13]*[.I13]*[.J13]*[.K13]" office:value-type="float" office:value="13824000" calcext:value-type="float">
            <text:p>13824000</text:p>
          </table:table-cell>
          <table:table-cell table:style-name="ce4" table:formula="of:=([.L13] / (1000000))" office:value-type="float" office:value="13.824" calcext:value-type="float">
            <text:p>13.82</text:p>
          </table:table-cell>
          <table:table-cell table:style-name="ce4" table:formula="of:=(([.$L13]/([.N$9]*1000000000))*2*1000)/[.$F13]*100" office:value-type="float" office:value="84.8124175588208" calcext:value-type="float">
            <text:p>84.81</text:p>
          </table:table-cell>
          <table:table-cell table:style-name="ce4" table:formula="of:=(([.$L13]/([.O$9]*1000000000))*2*1000)/[.$F13]*100" office:value-type="float" office:value="59.3686922911746" calcext:value-type="float">
            <text:p>59.37</text:p>
          </table:table-cell>
          <table:table-cell table:style-name="ce4" table:formula="of:=(([.$L13]/([.P$9]*1000000000))*2*1000)/[.$F13]*100" office:value-type="float" office:value="47.4949538329397" calcext:value-type="float">
            <text:p>47.49</text:p>
          </table:table-cell>
          <table:table-cell table:style-name="ce4" table:formula="of:=(([.$L13]/([.Q$9]*1000000000))*2*1000)/[.$F13]*100" office:value-type="float" office:value="37.5751217032751" calcext:value-type="float">
            <text:p>37.58</text:p>
          </table:table-cell>
          <table:table-cell table:style-name="ce5" table:formula="of:=[.N15]+[.N16]" office:value-type="float" office:value="31.9527447833066" calcext:value-type="float">
            <text:p>31.95</text:p>
          </table:table-cell>
          <table:table-cell table:style-name="ce5" table:formula="of:=[.O15]+[.O16]" office:value-type="float" office:value="22.3669213483146" calcext:value-type="float">
            <text:p>22.37</text:p>
          </table:table-cell>
          <table:table-cell table:style-name="ce5" table:formula="of:=[.P15]+[.P16]" office:value-type="float" office:value="17.8935370786517" calcext:value-type="float">
            <text:p>17.89</text:p>
          </table:table-cell>
          <table:table-cell table:style-name="ce5" table:formula="of:=[.Q15]+[.Q16]" office:value-type="float" office:value="14.1562793343763" calcext:value-type="float">
            <text:p>14.16</text:p>
          </table:table-cell>
        </table:table-row>
        <table:table-row table:style-name="ro1">
          <table:table-cell table:number-columns-repeated="3"/>
          <table:covered-table-cell table:style-name="ce1"/>
          <table:covered-table-cell table:number-columns-repeated="2"/>
          <table:table-cell office:value-type="string" calcext:value-type="string">
            <text:p>Output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92000" calcext:value-type="float">
            <text:p>2592000</text:p>
          </table:table-cell>
          <table:table-cell office:value-type="float" office:value="4" calcext:value-type="float">
            <text:p>4</text:p>
          </table:table-cell>
          <table:table-cell table:formula="of:=[.H14]*[.I14]*[.J14]*[.K14]" office:value-type="float" office:value="10368000" calcext:value-type="float">
            <text:p>10368000</text:p>
          </table:table-cell>
          <table:table-cell table:style-name="ce4" table:formula="of:=([.L14] / (1000000))" office:value-type="float" office:value="10.368" calcext:value-type="float">
            <text:p>10.37</text:p>
          </table:table-cell>
          <table:table-cell table:style-name="ce4" table:formula="of:=(([.$L14]/([.N$9]*1000000000))*2*1000)/[.$F13]*100" office:value-type="float" office:value="63.6093131691156" calcext:value-type="float">
            <text:p>63.61</text:p>
          </table:table-cell>
          <table:table-cell table:style-name="ce4" table:formula="of:=(([.$L14]/([.O$9]*1000000000))*2*1000)/[.$F13]*100" office:value-type="float" office:value="44.5265192183809" calcext:value-type="float">
            <text:p>44.53</text:p>
          </table:table-cell>
          <table:table-cell table:style-name="ce4" table:formula="of:=(([.$L14]/([.P$9]*1000000000))*2*1000)/[.$F13]*100" office:value-type="float" office:value="35.6212153747047" calcext:value-type="float">
            <text:p>35.62</text:p>
          </table:table-cell>
          <table:table-cell table:style-name="ce4" table:formula="of:=(([.$L14]/([.Q$9]*1000000000))*2*1000)/[.$F13]*100" office:value-type="float" office:value="28.1813412774563" calcext:value-type="float">
            <text:p>28.18</text:p>
          </table:table-cell>
          <table:table-cell table:style-name="ce1"/>
          <table:table-cell table:number-columns-repeated="3"/>
        </table:table-row>
        <table:table-row table:style-name="ro1">
          <table:table-cell table:number-columns-repeated="3"/>
          <table:table-cell table:style-name="ce3" office:value-type="string" calcext:value-type="string" table:number-columns-spanned="2" table:number-rows-spanned="2">
            <text:p>Lidar Segmentation</text:p>
          </table:table-cell>
          <table:covered-table-cell/>
          <table:table-cell table:style-name="ce1" office:value-type="float" office:value="10.68" calcext:value-type="float" table:number-columns-spanned="1" table:number-rows-spanned="2">
            <text:p>10.68</text:p>
          </table:table-cell>
          <table:table-cell office:value-type="string" calcext:value-type="string">
            <text:p>Inpu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64" calcext:value-type="float">
            <text:p>864</text:p>
          </table:table-cell>
          <table:table-cell office:value-type="float" office:value="4" calcext:value-type="float">
            <text:p>4</text:p>
          </table:table-cell>
          <table:table-cell table:formula="of:=[.H15]*[.I15]*[.J15]*[.K15]" office:value-type="float" office:value="11943936" calcext:value-type="float">
            <text:p>11943936</text:p>
          </table:table-cell>
          <table:table-cell table:style-name="ce4" table:formula="of:=([.L15] / (1000000))" office:value-type="float" office:value="11.943936" calcext:value-type="float">
            <text:p>11.94</text:p>
          </table:table-cell>
          <table:table-cell table:style-name="ce4" table:formula="of:=(([.$L15]/([.N$9]*1000000000))*2*1000)/[.$F15]*100" office:value-type="float" office:value="31.9527447833066" calcext:value-type="float">
            <text:p>31.95</text:p>
          </table:table-cell>
          <table:table-cell table:style-name="ce4" table:formula="of:=(([.$L15]/([.O$9]*1000000000))*2*1000)/[.$F15]*100" office:value-type="float" office:value="22.3669213483146" calcext:value-type="float">
            <text:p>22.37</text:p>
          </table:table-cell>
          <table:table-cell table:style-name="ce4" table:formula="of:=(([.$L15]/([.P$9]*1000000000))*2*1000)/[.$F15]*100" office:value-type="float" office:value="17.8935370786517" calcext:value-type="float">
            <text:p>17.89</text:p>
          </table:table-cell>
          <table:table-cell table:style-name="ce4" table:formula="of:=(([.$L15]/([.Q$9]*1000000000))*2*1000)/[.$F15]*100" office:value-type="float" office:value="14.1562793343763" calcext:value-type="float">
            <text:p>14.16</text:p>
          </table:table-cell>
          <table:table-cell table:style-name="ce5" table:number-columns-repeated="4"/>
        </table:table-row>
        <table:table-row table:style-name="ro1">
          <table:table-cell table:number-columns-repeated="3"/>
          <table:covered-table-cell table:style-name="ce1"/>
          <table:covered-table-cell table:number-columns-repeated="2"/>
          <table:table-cell office:value-type="string" calcext:value-type="string">
            <text:p>Output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864" calcext:value-type="float">
            <text:p>864</text:p>
          </table:table-cell>
          <table:table-cell office:value-type="float" office:value="4" calcext:value-type="float">
            <text:p>4</text:p>
          </table:table-cell>
          <table:table-cell table:formula="of:=[.H16]*[.I16]*[.J16]*[.K16]" office:value-type="float" office:value="35831808" calcext:value-type="float">
            <text:p>35831808</text:p>
          </table:table-cell>
          <table:table-cell table:style-name="ce4" table:formula="of:=([.L16] / (1000000))" office:value-type="float" office:value="35.831808" calcext:value-type="float">
            <text:p>35.83</text:p>
          </table:table-cell>
          <table:table-cell table:style-name="ce4"/>
          <table:table-cell table:number-columns-repeated="3"/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11" number:min-integer-digits="1"/>
    </number:number-style>
    <number:number-style style:name="N128">
      <number:number number:decimal-places="12" number:min-integer-digits="1"/>
    </number:number-style>
    <number:number-style style:name="N129">
      <number:number number:decimal-places="13" number:min-integer-digits="1"/>
    </number:number-style>
    <number:number-style style:name="N130">
      <number:number number:decimal-places="10" number:min-integer-digits="1"/>
    </number:number-style>
    <number:number-style style:name="N131">
      <number:number number:decimal-places="1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4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09:53:19.543789309</meta:creation-date>
    <dc:date>2019-04-17T13:12:49.087435519</dc:date>
    <meta:editing-duration>PT3H4M8S</meta:editing-duration>
    <meta:editing-cycles>3</meta:editing-cycles>
    <meta:generator>LibreOffice/4.2.8.2$Linux_X86_64 LibreOffice_project/420m0$Build-2</meta:generator>
    <meta:document-statistic meta:table-count="1" meta:cell-count="8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608cm" svg:y="3.662cm" style:legend-expansion="high" chart:style-name="ch2"/>
        <chart:plot-area chart:style-name="ch3" table:cell-range-address="Sheet1.N9:Sheet1.Q9 Sheet1.R11:Sheet1.U13" chart:data-source-has-labels="both" svg:x="0.32cm" svg:y="0.18cm" svg:width="10.968cm" svg:height="8.64cm">
          <chartooo:coordinate-region svg:x="1.629cm" svg:y="0.393cm" svg:width="9.319cm" svg:height="7.753cm"/>
          <chart:axis chart:dimension="x" chart:name="primary-x" chart:style-name="ch4" chartooo:axis-type="auto">
            <chartooo:date-scale/>
            <chart:categories table:cell-range-address="Sheet1.N9:Sheet1.Q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R11:Sheet1.U11" chart:label-cell-address="&quot;Lane Detection&quot;" chart:class="chart:line">
            <chart:data-point chart:repeated="4"/>
          </chart:series>
          <chart:series chart:style-name="ch8" chart:values-cell-range-address="Sheet1.R12:Sheet1.U12" chart:label-cell-address="&quot;Obstacle Detection&quot;" chart:class="chart:line">
            <chart:data-point chart:repeated="4"/>
          </chart:series>
          <chart:series chart:style-name="ch9" chart:values-cell-range-address="Sheet1.R13:Sheet1.U13" chart:label-cell-address="&quot;Lidar Segmentation&quot;" chart:class="chart:line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ne Detection</text:p>
              </table:table-cell>
              <table:table-cell office:value-type="string">
                <text:p>Obstacle Detection</text:p>
              </table:table-cell>
              <table:table-cell office:value-type="string">
                <text:p>Lidar Segmentation</text:p>
              </table:table-cell>
            </table:table-row>
          </table:table-header-rows>
          <table:table-rows>
            <table:table-row>
              <table:table-cell office:value-type="float" office:value="7">
                <text:p>10</text:p>
                <draw:g>
                  <svg:desc>Sheet1.N9:Sheet1.Q9</svg:desc>
                </draw:g>
              </table:table-cell>
              <table:table-cell office:value-type="float" office:value="4.67781640991803">
                <text:p>4.67781640991803</text:p>
                <draw:g>
                  <svg:desc>Sheet1.R11:Sheet1.U11</svg:desc>
                </draw:g>
              </table:table-cell>
              <table:table-cell office:value-type="float" office:value="148.421730727936">
                <text:p>148.421730727936</text:p>
                <draw:g>
                  <svg:desc>Sheet1.R12:Sheet1.U12</svg:desc>
                </draw:g>
              </table:table-cell>
              <table:table-cell office:value-type="float" office:value="31.9527447833066">
                <text:p>31.9527447833066</text:p>
                <draw:g>
                  <svg:desc>Sheet1.R13:Sheet1.U13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.27447148694262">
                <text:p>3.27447148694262</text:p>
              </table:table-cell>
              <table:table-cell office:value-type="float" office:value="103.895211509556">
                <text:p>103.895211509556</text:p>
              </table:table-cell>
              <table:table-cell office:value-type="float" office:value="22.3669213483146">
                <text:p>22.3669213483146</text:p>
              </table:table-cell>
            </table:table-row>
            <table:table-row>
              <table:table-cell office:value-type="float" office:value="12.5">
                <text:p>10</text:p>
              </table:table-cell>
              <table:table-cell office:value-type="float" office:value="2.6195771895541">
                <text:p>2.6195771895541</text:p>
              </table:table-cell>
              <table:table-cell office:value-type="float" office:value="83.1161692076444">
                <text:p>83.1161692076444</text:p>
              </table:table-cell>
              <table:table-cell office:value-type="float" office:value="17.8935370786517">
                <text:p>17.8935370786517</text:p>
              </table:table-cell>
            </table:table-row>
            <table:table-row>
              <table:table-cell office:value-type="float" office:value="15.8">
                <text:p>20</text:p>
              </table:table-cell>
              <table:table-cell office:value-type="float" office:value="2.07245030819153">
                <text:p>2.07245030819153</text:p>
              </table:table-cell>
              <table:table-cell office:value-type="float" office:value="65.7564629807313">
                <text:p>65.7564629807313</text:p>
              </table:table-cell>
              <table:table-cell office:value-type="float" office:value="14.1562793343763">
                <text:p>14.15627933437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